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9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6" table:default-cell-style-name="ce56"/>
        <table:table-column table:style-name="co8" table:default-cell-style-name="ce56"/>
        <table:table-column table:style-name="co9" table:number-columns-repeated="55" table:default-cell-style-name="ce56"/>
        <table:table-row table:style-name="ro1">
          <table:table-cell table:style-name="ce28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8"/>
          <table:table-cell table:style-name="ce7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79" office:value-type="string" calcext:value-type="string">
            <text:p>SALDO DEVEDOR</text:p>
          </table:table-cell>
          <table:table-cell table:style-name="ce70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08-31" calcext:value-type="date">
            <text:p>31/08/2024</text:p>
          </table:table-cell>
          <table:table-cell table:style-name="ce60" office:value-type="string" calcext:value-type="string">
            <text:p>Mens. 08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08-30" calcext:value-type="date">
            <text:p>30/08/2024</text:p>
          </table:table-cell>
          <table:table-cell table:style-name="ce65" table:formula="of:=[.C2]-[.F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09-30" calcext:value-type="date">
            <text:p>30/09/2024</text:p>
          </table:table-cell>
          <table:table-cell table:style-name="ce60" office:value-type="string" calcext:value-type="string">
            <text:p>Mens. 09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09-30" calcext:value-type="date">
            <text:p>30/09/2024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10-31" calcext:value-type="date">
            <text:p>31/10/2024</text:p>
          </table:table-cell>
          <table:table-cell table:style-name="ce60" office:value-type="string" calcext:value-type="string">
            <text:p>Mens. 10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0-30" calcext:value-type="date">
            <text:p>30/10/2024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11-30" calcext:value-type="date">
            <text:p>30/11/2024</text:p>
          </table:table-cell>
          <table:table-cell table:style-name="ce60" office:value-type="string" calcext:value-type="string">
            <text:p>Mens. 11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2-02" calcext:value-type="date">
            <text:p>02/12/2024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12-31" calcext:value-type="date">
            <text:p>31/12/2024</text:p>
          </table:table-cell>
          <table:table-cell table:style-name="ce60" office:value-type="string" calcext:value-type="string">
            <text:p>Mens. 12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2-31" calcext:value-type="date">
            <text:p>31/12/2024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1-31" calcext:value-type="date">
            <text:p>31/01/2025</text:p>
          </table:table-cell>
          <table:table-cell table:style-name="ce60" office:value-type="string" calcext:value-type="string">
            <text:p>Mens. 01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2-31" calcext:value-type="date">
            <text:p>31/12/2024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2-28" calcext:value-type="date">
            <text:p>28/02/2025</text:p>
          </table:table-cell>
          <table:table-cell table:style-name="ce60" office:value-type="string" calcext:value-type="string">
            <text:p>Mens. 02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3-05" calcext:value-type="date">
            <text:p>05/03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3-31" calcext:value-type="date">
            <text:p>31/03/2025</text:p>
          </table:table-cell>
          <table:table-cell table:style-name="ce60" office:value-type="string" calcext:value-type="string">
            <text:p>Mens. 03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3-31" calcext:value-type="date">
            <text:p>31/03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4-30" calcext:value-type="date">
            <text:p>30/04/2025</text:p>
          </table:table-cell>
          <table:table-cell table:style-name="ce60" office:value-type="string" calcext:value-type="string">
            <text:p>Mens. 04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5-02" calcext:value-type="date">
            <text:p>02/05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5-31" calcext:value-type="date">
            <text:p>31/05/2025</text:p>
          </table:table-cell>
          <table:table-cell table:style-name="ce60" office:value-type="string" calcext:value-type="string">
            <text:p>Mens. 05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6-02" calcext:value-type="date">
            <text:p>02/06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6-30" calcext:value-type="date">
            <text:p>30/06/2025</text:p>
          </table:table-cell>
          <table:table-cell table:style-name="ce60" office:value-type="string" calcext:value-type="string">
            <text:p>Mens. 06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01" calcext:value-type="date">
            <text:p>01/07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30" calcext:value-type="date">
            <text:p>30/07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01" calcext:value-type="date">
            <text:p>01/09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9-30" calcext:value-type="date">
            <text:p>30/09/2025</text:p>
          </table:table-cell>
          <table:table-cell table:style-name="ce60" office:value-type="string" calcext:value-type="string">
            <text:p>Mens. 09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30" calcext:value-type="date">
            <text:p>30/09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10-31" calcext:value-type="date">
            <text:p>31/10/2025</text:p>
          </table:table-cell>
          <table:table-cell table:style-name="ce60" office:value-type="string" calcext:value-type="string">
            <text:p>Mens. 10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10-30" calcext:value-type="date">
            <text:p>30/10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ce78" office:value-type="string" calcext:value-type="string">
            <text:p>TOTAL</text:p>
          </table:table-cell>
          <table:table-cell table:style-name="ce64" table:formula="of:=SUM([.H2:.H16])" office:value-type="float" office:value="0" calcext:value-type="float">
            <text:p>-</text:p>
          </table:table-cell>
          <table:table-cell table:style-name="ce70"/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Default" table:number-columns-repeated="3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Obs.: ao fazer seus pagamentos, por gentileza efetue os depósitos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em nome de <text:span text:style-name="T1">LBM ESCRITÓRIO DE SERVIÇOS IBIÚNA LTDA.,</text:span>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4" office:value-type="string" calcext:value-type="string">
            <text:p>BB c/c 13940-8, agência 0825-7.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3" table:number-rows-repeated="2">
          <table:table-cell table:style-name="ce57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31986">
          <table:table-cell table:style-name="ce58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1016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50:12.971443108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50:12.9734224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1-03T17:57:06.642919403</dc:date>
    <dc:language>pt-PT</dc:language>
    <meta:editing-cycles>436</meta:editing-cycles>
    <meta:editing-duration>PT14H8M20S</meta:editing-duration>
    <meta:document-statistic meta:table-count="1" meta:cell-count="133" meta:object-count="0"/>
    <meta:user-defined meta:name="Info 0"/>
    <meta:user-defined meta:name="Info 1"/>
    <meta:user-defined meta:name="Info 2"/>
    <meta:user-defined meta:name="Info 3"/>
  </office:meta>
</office:document-meta>
</file>